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8534537F79C778B2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2.544cm" fo:min-width="5.596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5.596cm"/>
    </style:style>
    <style:style style:name="gr4" style:family="graphic" style:parent-style-name="standard">
      <style:graphic-properties draw:textarea-horizontal-align="justify" draw:textarea-vertical-align="middle" draw:auto-grow-height="false" fo:min-height="2.29cm" fo:min-width="5.342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3.056cm"/>
    </style:style>
    <style:style style:name="gr6" style:family="graphic" style:parent-style-name="standard">
      <style:graphic-properties draw:textarea-horizontal-align="justify" draw:textarea-vertical-align="middle" draw:auto-grow-height="false" fo:min-height="2.544cm" fo:min-width="5.34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BrightBlue-subtitle">
      <style:graphic-properties draw:fill-color="#ffffff" fo:min-height="12.05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title">
      <style:graphic-properties fo:min-height="2.6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32">
        <office:forms form:automatic-focus="false" form:apply-design-mode="false"/>
        <draw:frame presentation:style-name="pr1" draw:text-style-name="P1" draw:layer="layout" svg:width="19.5cm" svg:height="12.056cm" svg:x="1.4cm" svg:y="0.6cm" presentation:class="subtitle">
          <draw:text-box>
            <text:p>Senior Design Update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Next Step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op-level regression test that runs whenever someone attempts to push to Github</text:p>
              </text:list-item>
              <text:list-item>
                <text:p>Generating Doxygen documentation</text:p>
              </text:list-item>
              <text:list-item>
                <text:p>Run hardware tests to determine and verify FSM parameters</text:p>
              </text:list-item>
              <text:list-item>
                <text:p>Begin experimenting with and understanding DW1000 capabilities</text:p>
              </text:list-item>
              <text:list-item>
                <text:p>Continue research into different applications and implementatio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Software Propos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technology can be used for a variety of applications</text:p>
              </text:list-item>
              <text:list-item>
                <text:p>Rather than focusing efforts on developing a specially-tailored app, a framework for developing cross-platform applications using this system should be developed instead</text:p>
              </text:list-item>
              <text:list-item>
                <text:p>The store-customer example would simply be a special case of and fairly trivial to make with this framework.</text:p>
              </text:list-item>
              <text:list-item>
                <text:p>We may also want software utilities that allow us to easily test hardware against simulator resul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Software Proposal (cont’d)</text:p>
          </draw:text-box>
        </draw:frame>
        <draw:custom-shape draw:style-name="gr2" draw:text-style-name="P2" draw:layer="layout" svg:width="6.096cm" svg:height="2.794cm" svg:x="3.302cm" svg:y="7.62cm">
          <text:p text:style-name="P2">Central Hub<text:line-break/>Environmen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096cm" svg:height="2.54cm" svg:x="3.302cm" svg:y="10.922cm">
          <text:p text:style-name="P2">Simulator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2.54cm" svg:x="9.906cm" svg:y="10.922cm">
          <text:p text:style-name="P2">Hardware API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2.54cm" svg:x="3.302cm" svg:y="4.572cm">
          <text:p text:style-name="P2">Desktop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2.54cm" svg:x="7.874cm" svg:y="4.572cm">
          <text:p text:style-name="P2">iO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556cm" svg:height="2.54cm" svg:x="12.192cm" svg:y="4.572cm">
          <text:p text:style-name="P2">Android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842cm" svg:height="2.794cm" svg:x="9.906cm" svg:y="7.62cm">
          <text:p text:style-name="P2">Database</text:p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10.463cm" svg:height="2.471cm" svg:x="15.748cm" svg:y="10.991cm">
          <draw:text-box>
            <text:p><text:span text:style-name="T1">At the lowest level in the software stack, the</text:span></text:p>
            <text:p><text:span text:style-name="T1">simulated devices or the actual hardware can</text:span></text:p>
            <text:p><text:span text:style-name="T1">be used to provide data to higher layers on</text:span></text:p>
            <text:p><text:span text:style-name="T1">the stack.</text:span></text:p>
          </draw:text-box>
        </draw:frame>
        <draw:frame draw:style-name="gr7" draw:text-style-name="P3" draw:layer="layout" svg:width="10.899cm" svg:height="3.026cm" svg:x="15.748cm" svg:y="7.62cm">
          <draw:text-box>
            <text:p><text:span text:style-name="T1">This layer in the software stack keeps track</text:span></text:p>
            <text:p><text:span text:style-name="T1">of the device positions and stores them</text:span></text:p>
            <text:p><text:span text:style-name="T1">in a database. The data is received from the</text:span></text:p>
            <text:p><text:span text:style-name="T1">layer below, abstracting the hardware/simulator</text:span></text:p>
            <text:p><text:span text:style-name="T1">source.</text:span></text:p>
          </draw:text-box>
        </draw:frame>
        <draw:frame draw:style-name="gr7" draw:text-style-name="P3" draw:layer="layout" svg:width="11.09cm" svg:height="2.471cm" svg:x="15.834cm" svg:y="4.641cm">
          <draw:text-box>
            <text:p><text:span text:style-name="T1">This layer provides utilities for developing</text:span></text:p>
            <text:p><text:span text:style-name="T1">applications on various platforms. The UI</text:span></text:p>
            <text:p><text:span text:style-name="T1">elements can grab position and map information</text:span></text:p>
            <text:p><text:span text:style-name="T1">from the layer below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Software Proposal (cont’d)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Python is a poor language for object-oriented development</text:p>
              </text:list-item>
              <text:list-item>
                <text:p>C++ has much better objected-oriented programming support</text:p>
              </text:list-item>
              <text:list-item>
                <text:p>On top of that, C++ can be used to develop applications that run on a desktop computer, iOS, or Android</text:p>
              </text:list-item>
              <text:list-item>
                <text:p>Since many embedded systems have C/C++ compilers, it may be easier to interact with hardware code as well</text:p>
              </text:list-item>
              <text:list-item>
                <text:p>The current, documented simulator could be translated to C++ and potentially refin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Hardware Pla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he main problem with the current hardware is cost</text:p>
              </text:list-item>
              <text:list-item>
                <text:p>The secondary problem may turn out to be short battery life</text:p>
              </text:list-item>
              <text:list-item>
                <text:p>More custom hardware can be implemented using a PSoC from Cypress Semiconductor or other products which contain programmable analog and digital blocks</text:p>
              </text:list-item>
              <text:list-item>
                <text:p>Iteration 2 of the hardware design should contain a chip like this and must be at a much lower cost than the DW1000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5cm" svg:height="2.6cm" svg:x="1.4cm" svg:y="0.6cm" presentation:class="title">
          <draw:text-box>
            <text:p text:style-name="P2">Administrative Updat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Bagherzadeh has agreed to be our advisor</text:p>
              </text:list-item>
              <text:list-item>
                <text:p>We’ll need to register our senior design project soon</text:p>
              </text:list-item>
              <text:list-item>
                <text:p>Need to request UROP funding</text:p>
              </text:list-item>
              <text:list-item>
                <text:p>Need to designate team capta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8534537F79C778B2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9T02:06:50.317163431</meta:creation-date>
    <meta:editing-duration>P0D</meta:editing-duration>
    <meta:editing-cycles>1</meta:editing-cycles>
    <meta:generator>LibreOffice/5.4.5.1$Linux_X86_64 LibreOffice_project/40m0$Build-1</meta:generator>
    <dc:title>Bright Blue</dc:title>
    <meta:document-statistic meta:object-count="58"/>
  </office:meta>
</office:document-meta>
</file>